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fe0b" officeooo:paragraph-rsid="0011fe0b"/>
    </style:style>
    <style:style style:name="P2" style:family="paragraph" style:parent-style-name="Standard">
      <style:text-properties officeooo:rsid="0011fe0b" officeooo:paragraph-rsid="00128ff3"/>
    </style:style>
    <style:style style:name="P3" style:family="paragraph" style:parent-style-name="Standard">
      <style:text-properties officeooo:rsid="00128ff3" officeooo:paragraph-rsid="00128ff3"/>
    </style:style>
    <style:style style:name="P4" style:family="paragraph" style:parent-style-name="Standard">
      <style:text-properties officeooo:paragraph-rsid="00128ff3"/>
    </style:style>
    <style:style style:name="P5" style:family="paragraph" style:parent-style-name="Standard">
      <style:text-properties officeooo:rsid="0011fe0b" officeooo:paragraph-rsid="00128ff3"/>
    </style:style>
    <style:style style:name="P6" style:family="paragraph" style:parent-style-name="Standard">
      <style:text-properties officeooo:rsid="00158be1" officeooo:paragraph-rsid="0011fe0b"/>
    </style:style>
    <style:style style:name="P7" style:family="paragraph" style:parent-style-name="Standard">
      <style:text-properties officeooo:rsid="00174e3c" officeooo:paragraph-rsid="00174e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Strategy include:</text:p>
      <text:p text:style-name="P1">● Business Goals</text:p>
      <text:p text:style-name="P1">Be helpful to clients.</text:p>
      <text:p text:style-name="P1">Make great websites.</text:p>
      <text:p text:style-name="P1">Program things while looking awsome.</text:p>
      <text:p text:style-name="P1">Make games.</text:p>
      <text:p text:style-name="P1"/>
      <text:p text:style-name="P1">● User Constituencies</text:p>
      <text:p text:style-name="P6">Programers.</text:p>
      <text:p text:style-name="P7">People who want to make websites.</text:p>
      <text:p text:style-name="P7">People who want to make mobile phone apps.</text:p>
      <text:p text:style-name="P1"/>
      <text:p text:style-name="P1">● Usage Contexts</text:p>
      <text:p text:style-name="P2">Find out about us.</text:p>
      <text:p text:style-name="P2">what we do.</text:p>
      <text:p text:style-name="P4"/>
      <text:p text:style-name="P4"/>
      <text:p text:style-name="P2">● User tasks</text:p>
      <text:p text:style-name="P4">Check what we do.</text:p>
      <text:p text:style-name="P4">Check what our email adress is.</text:p>
      <text:p text:style-name="P4">Email us.</text:p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Hibbert</meta:initial-creator>
    <meta:creation-date>2016-06-10T10:10:47.126437924</meta:creation-date>
    <dc:date>2016-06-17T10:12:15.103188317</dc:date>
    <dc:creator>Michael Hibbert</dc:creator>
    <meta:editing-duration>PT1H28M12S</meta:editing-duration>
    <meta:editing-cycles>4</meta:editing-cycles>
    <meta:generator>LibreOffice/5.0.5.2$Linux_X86_64 LibreOffice_project/00m0$Build-2</meta:generator>
    <meta:document-statistic meta:table-count="0" meta:image-count="0" meta:object-count="0" meta:page-count="1" meta:paragraph-count="17" meta:word-count="63" meta:character-count="347" meta:non-whitespace-character-count="301"/>
  </office:meta>
</office:document-meta>
</file>